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4.686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ncing-anim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04:54</text:p>
          </table:table-cell>
          <table:table-cell table:style-name="ce2" office:value-type="string" calcext:value-type="string">
            <text:p>animation-0000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table:style-name="ce2" office:value-type="float" office:value="0.371" calcext:value-type="float">
            <text:p>0.371</text:p>
          </table:table-cell>
          <table:table-cell office:value-type="float" office:value="19.9618" calcext:value-type="float">
            <text:p>19.9618</text:p>
          </table:table-cell>
          <table:table-cell office:value-type="float" office:value="0.9716" calcext:value-type="float">
            <text:p>0.9716</text:p>
          </table:table-cell>
          <table:table-cell table:style-name="ce2" office:value-type="float" office:value="0.6255" calcext:value-type="float">
            <text:p>0.62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5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624" calcext:value-type="float">
            <text:p>0.3624</text:p>
          </table:table-cell>
          <table:table-cell table:style-name="ce2" office:value-type="float" office:value="20.1778" calcext:value-type="float">
            <text:p>20.1778</text:p>
          </table:table-cell>
          <table:table-cell office:value-type="float" office:value="0.9361" calcext:value-type="float">
            <text:p>0.9361</text:p>
          </table:table-cell>
          <table:table-cell office:value-type="float" office:value="0.6303" calcext:value-type="float">
            <text:p>0.63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5:25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95" calcext:value-type="float">
            <text:p>0.3595</text:p>
          </table:table-cell>
          <table:table-cell office:value-type="float" office:value="19.561" calcext:value-type="float">
            <text:p>19.561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6372" calcext:value-type="float">
            <text:p>0.63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5:3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94" calcext:value-type="float">
            <text:p>0.3494</text:p>
          </table:table-cell>
          <table:table-cell office:value-type="float" office:value="19.4303" calcext:value-type="float">
            <text:p>19.4303</text:p>
          </table:table-cell>
          <table:table-cell office:value-type="float" office:value="0.9586" calcext:value-type="float">
            <text:p>0.9586</text:p>
          </table:table-cell>
          <table:table-cell office:value-type="float" office:value="0.6455" calcext:value-type="float">
            <text:p>0.64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5:42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557" calcext:value-type="float">
            <text:p>0.3557</text:p>
          </table:table-cell>
          <table:table-cell office:value-type="float" office:value="19.312" calcext:value-type="float">
            <text:p>19.312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385" calcext:value-type="float">
            <text:p>0.63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05:5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Two focused fencers in white uniforms duel on a strip inside a large sports hall, anime style</text:p>
          </table:table-cell>
          <table:table-cell office:value-type="float" office:value="0.3468" calcext:value-type="float">
            <text:p>0.3468</text:p>
          </table:table-cell>
          <table:table-cell office:value-type="float" office:value="19.5967" calcext:value-type="float">
            <text:p>19.5967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649" calcext:value-type="float">
            <text:p>0.64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7:09:05.313175483</dc:date>
    <meta:editing-duration>PT2M50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